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paragraph-rsid="001b0ed4" style:font-size-asian="8.75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paragraph-rsid="001b4d8a" style:font-size-asian="8.75pt" style:font-weight-asian="bold" style:font-size-complex="10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b0ed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22pt" fo:font-weight="bold" officeooo:rsid="001b0ed4" officeooo:paragraph-rsid="001b0ed4" style:font-size-asian="19.25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JetBrains Mono"/>
    </style:style>
    <style:style style:name="T3" style:family="text">
      <style:text-properties style:font-name="JetBrains Mono" fo:font-size="24pt" officeooo:rsid="001b0ed4" style:font-size-asian="21pt" style:font-size-complex="24pt"/>
    </style:style>
    <style:style style:name="T4" style:family="text">
      <style:text-properties style:font-name="JetBrains Mono" fo:font-size="24pt" fo:font-weight="bold" officeooo:rsid="001b0ed4" style:font-size-asian="21pt" style:font-weight-asian="bold" style:font-size-complex="24pt" style:font-weight-complex="bold"/>
    </style:style>
    <style:style style:name="T5" style:family="text">
      <style:text-properties style:font-name="JetBrains Mono" officeooo:rsid="001b0e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"/><text:span text:style-name="T1"><text:s/></text:span><text:span text:style-name="T4">20BCS009 ANZAL HUSAIN ABIDI</text:span></text:p>
      <text:p text:style-name="P1"><text:span text:style-name="T3"><text:s text:c="5"/>DBMS ASSIGNMENT-9</text:span></text:p>
      <text:p text:style-name="P7"><text:span text:style-name="T5"/></text:p>
      <text:p text:style-name="P7"><text:span text:style-name="T2">&gt;mysql use 20BCS009;</text:span></text:p>
      <text:p text:style-name="P5"><text:span text:style-name="T5">Table Name: Student</text:span></text:p>
      <text:p text:style-name="P2"><text:span text:style-name="T5"><text:s/>+------+---------+---------+-------+------+</text:span></text:p>
      <text:p text:style-name="P2"><text:span text:style-name="T5"><text:s/>| snum | sname <text:s text:c="2"/>| major <text:s text:c="2"/>| level | age <text:s/>|</text:span></text:p>
      <text:p text:style-name="P2"><text:span text:style-name="T5"><text:s/>+------+---------+---------+-------+------+</text:span></text:p>
      <text:p text:style-name="P2"><text:span text:style-name="T5"><text:s/>| <text:s/>101 | John <text:s text:c="3"/>| CS <text:s text:c="5"/>| SR <text:s text:c="3"/>| <text:s text:c="2"/>19 |</text:span></text:p>
      <text:p text:style-name="P2"><text:span text:style-name="T5"><text:s/>| <text:s/>102 | Smith <text:s text:c="2"/>| CS <text:s text:c="5"/>| JR <text:s text:c="3"/>| <text:s text:c="2"/>20 |</text:span></text:p>
      <text:p text:style-name="P2"><text:span text:style-name="T5"><text:s/>| <text:s/>103 | Jacob <text:s text:c="2"/>| ECE <text:s text:c="4"/>| SR <text:s text:c="3"/>| <text:s text:c="2"/>20 |</text:span></text:p>
      <text:p text:style-name="P2"><text:span text:style-name="T5"><text:s/>| <text:s/>104 | Tom <text:s text:c="4"/>| CS <text:s text:c="5"/>| JR <text:s text:c="3"/>| <text:s text:c="2"/>20 |</text:span></text:p>
      <text:p text:style-name="P2"><text:span text:style-name="T5"><text:s/>| <text:s/>105 | Sid <text:s text:c="4"/>| CS <text:s text:c="5"/>| JR <text:s text:c="3"/>| <text:s text:c="2"/>20 |</text:span></text:p>
      <text:p text:style-name="P2"><text:span text:style-name="T5"><text:s/>| <text:s/>106 | Harry <text:s text:c="2"/>| History | SR <text:s text:c="3"/>| <text:s text:c="2"/>21 |</text:span></text:p>
      <text:p text:style-name="P2"><text:span text:style-name="T5"><text:s/>| <text:s/>107 | Hellen <text:s/>| CS <text:s text:c="5"/>| JR <text:s text:c="3"/>| <text:s text:c="2"/>21 |</text:span></text:p>
      <text:p text:style-name="P2"><text:span text:style-name="T5"><text:s/>| <text:s/>108 | Bob <text:s text:c="4"/>| English | SR <text:s text:c="3"/>| <text:s text:c="2"/>22 |</text:span></text:p>
      <text:p text:style-name="P2"><text:span text:style-name="T5"><text:s/>| <text:s/>109 | Andy <text:s text:c="3"/>| ECE <text:s text:c="4"/>| JR <text:s text:c="3"/>| <text:s text:c="2"/>21 |</text:span></text:p>
      <text:p text:style-name="P2"><text:span text:style-name="T5"><text:s/>| <text:s/>110 | Charles | History | SR <text:s text:c="3"/>| <text:s text:c="2"/>23 |</text:span></text:p>
      <text:p text:style-name="P2"><text:span text:style-name="T5"><text:s/>+------+---------+---------+-------+------+</text:span></text:p>
      <text:p text:style-name="P2"><text:span text:style-name="T5">Command:</text:span></text:p>
      <text:p text:style-name="P3"><text:span text:style-name="T5"><text:s/>&gt;mysql create table Student(snum int primary key, </text:span></text:p>
      <text:p text:style-name="P2"><text:span text:style-name="T5"><text:s/>sname varchar(20), </text:span></text:p>
      <text:p text:style-name="P2"><text:span text:style-name="T5"><text:s/>major varchar(20), </text:span></text:p>
      <text:p text:style-name="P2"><text:span text:style-name="T5"><text:s/>level varchar(20), </text:span></text:p>
      <text:p text:style-name="P2"><text:span text:style-name="T5"><text:s/>age int);</text:span></text:p>
      <text:p text:style-name="P2"><text:span text:style-name="T5"><text:s/></text:span></text:p>
      <text:p text:style-name="P3"><text:span text:style-name="T5"><text:s/>&gt;mysql insert into Student values(101, 'John', 'CS', 'SR', 19);</text:span></text:p>
      <text:p text:style-name="P3"><text:span text:style-name="T5"><text:s/>&gt;mysql insert into Student values(102, 'Smith', 'CS', 'JR', 20);</text:span></text:p>
      <text:p text:style-name="P3"><text:span text:style-name="T5"><text:s/>&gt;mysql insert into Student values(103, 'Jacob', 'ECE', 'SR', 20);</text:span></text:p>
      <text:p text:style-name="P3"><text:span text:style-name="T5"><text:s/>&gt;mysql insert into Student values(104, 'Tom', 'CS', 'JR', 20);</text:span></text:p>
      <text:p text:style-name="P3"><text:span text:style-name="T5"><text:s/>&gt;mysql insert into Student values(105, 'Sid', 'CS', 'JR', 20);</text:span></text:p>
      <text:p text:style-name="P3"><text:span text:style-name="T5"><text:s/>&gt;mysql insert into Student values(106, 'Harry', 'History', 'SR', 21);</text:span></text:p>
      <text:p text:style-name="P3"><text:span text:style-name="T5"><text:s/>&gt;mysql insert into Student values(107, 'Hellen', 'CS', 'JR', 21);</text:span></text:p>
      <text:p text:style-name="P3"><text:span text:style-name="T5"><text:s/>&gt;mysql insert into Student values(108, 'Bob', 'English', 'SR', 22);</text:span></text:p>
      <text:p text:style-name="P3"><text:span text:style-name="T5"><text:s/>&gt;mysql insert into Student values(109, 'Andy', 'ECE', 'JR', 21);</text:span></text:p>
      <text:p text:style-name="P3"><text:span text:style-name="T5"><text:s/>&gt;mysql insert into Student values(110, 'Charles', 'History', 'SR', 23);</text:span></text:p>
      <text:p text:style-name="P2"><text:span text:style-name="T5"><text:s/>Table Name: Class</text:span></text:p>
      <text:p text:style-name="P2"><text:span text:style-name="T5"><text:s/>+--------+----------+------+------+</text:span></text:p>
      <text:p text:style-name="P2"><text:span text:style-name="T5"><text:s/>| cname <text:s/>| meets_at | room | fid <text:s/>|</text:span></text:p>
      <text:p text:style-name="P2"><text:span text:style-name="T5"><text:s/>+--------+----------+------+------+</text:span></text:p>
      <text:p text:style-name="P2"><text:span text:style-name="T5"><text:s/>| CSC342 | Morning <text:s/>| R128 | <text:s/>201 |</text:span></text:p>
      <text:p text:style-name="P2"><text:span text:style-name="T5"><text:s/>| CSC343 | Noon <text:s text:c="4"/>| R128 | <text:s/>203 |</text:span></text:p>
      <text:p text:style-name="P2"><text:span text:style-name="T5"><text:s/>| CSC345 | Night <text:s text:c="3"/>| R154 | <text:s/>204 |</text:span></text:p>
      <text:p text:style-name="P2"><text:span text:style-name="T5"><text:s/>| ECE300 | Morning <text:s/>| R111 | <text:s/>202 |</text:span></text:p>
      <text:p text:style-name="P2"><text:span text:style-name="T5"><text:s/>| ECE301 | Noon <text:s text:c="4"/>| R111 | <text:s/>203 |</text:span></text:p>
      <text:p text:style-name="P2"><text:span text:style-name="T5"><text:s/>| ENG366 | Morning <text:s/>| R154 | <text:s/>203 |</text:span></text:p>
      <text:p text:style-name="P2"><text:span text:style-name="T5"><text:s/>| ENG367 | Evening <text:s/>| R111 | <text:s/>205 |</text:span></text:p>
      <text:p text:style-name="P2"><text:span text:style-name="T5"><text:s/>| HIS320 | Evening <text:s/>| R128 | <text:s/>205 |</text:span></text:p>
      <text:p text:style-name="P2"><text:span text:style-name="T5"><text:s/>+--------+----------+------+------+</text:span></text:p>
      <text:p text:style-name="P2"><text:soft-page-break/><text:span text:style-name="T5">Command:</text:span></text:p>
      <text:p text:style-name="P3"><text:span text:style-name="T5"><text:s/>&gt;mysql create table Class(cname varchar(20) primary key, </text:span></text:p>
      <text:p text:style-name="P2"><text:span text:style-name="T5"><text:s/>meets_at varchar(20), </text:span></text:p>
      <text:p text:style-name="P2"><text:span text:style-name="T5"><text:s/>room varchar(20), </text:span></text:p>
      <text:p text:style-name="P2"><text:span text:style-name="T5"><text:s/>fid int);</text:span></text:p>
      <text:p text:style-name="P2"><text:span text:style-name="T5"/></text:p>
      <text:p text:style-name="P2"><text:span text:style-name="T5"/></text:p>
      <text:p text:style-name="P3"><text:span text:style-name="T5"><text:s/>&gt;mysql insert into Class values('CSC342', 'Morning', 'R128', 201);</text:span></text:p>
      <text:p text:style-name="P3"><text:span text:style-name="T5"><text:s/>&gt;mysql insert into Class values('CSC343', 'Noon', 'R128', 203);</text:span></text:p>
      <text:p text:style-name="P3"><text:span text:style-name="T5"><text:s/>&gt;mysql insert into Class values('CSC345', 'Night', 'R154', 204);</text:span></text:p>
      <text:p text:style-name="P3"><text:span text:style-name="T5"><text:s/>&gt;mysql insert into Class values('ECE300', 'Morning', 'R111', 202);</text:span></text:p>
      <text:p text:style-name="P3"><text:span text:style-name="T5"><text:s/>&gt;mysql insert into Class values('ECE301', 'Noon', 'R111', 203);</text:span></text:p>
      <text:p text:style-name="P3"><text:span text:style-name="T5"><text:s/>&gt;mysql insert into Class values('ENG366', 'Morning', 'R154', 203);</text:span></text:p>
      <text:p text:style-name="P3"><text:span text:style-name="T5"><text:s/>&gt;mysql insert into Class values('ENG367', 'Evening', 'R111', 205);</text:span></text:p>
      <text:p text:style-name="P3"><text:span text:style-name="T5"><text:s/>&gt;mysql insert into Class values('HIS320', 'Evening', 'R128', 205);</text:span></text:p>
      <text:p text:style-name="P2"><text:span text:style-name="T5"/></text:p>
      <text:p text:style-name="P2"><text:span text:style-name="T5"/></text:p>
      <text:p text:style-name="P2"><text:span text:style-name="T5">Table name: Enrolled</text:span></text:p>
      <text:p text:style-name="P2"><text:span text:style-name="T5"><text:s/>+------+--------+</text:span></text:p>
      <text:p text:style-name="P2"><text:span text:style-name="T5"><text:s/>| snum | cname <text:s/>|</text:span></text:p>
      <text:p text:style-name="P2"><text:span text:style-name="T5"><text:s/>+------+--------+</text:span></text:p>
      <text:p text:style-name="P2"><text:span text:style-name="T5"><text:s/>| <text:s/>101 | CSC342 |</text:span></text:p>
      <text:p text:style-name="P2"><text:span text:style-name="T5"><text:s/>| <text:s/>101 | CSC343 |</text:span></text:p>
      <text:p text:style-name="P2"><text:span text:style-name="T5"><text:s/>| <text:s/>101 | CSC345 |</text:span></text:p>
      <text:p text:style-name="P2"><text:span text:style-name="T5"><text:s/>| <text:s/>101 | ECE300 |</text:span></text:p>
      <text:p text:style-name="P2"><text:span text:style-name="T5"><text:s/>| <text:s/>101 | ENG366 |</text:span></text:p>
      <text:p text:style-name="P2"><text:span text:style-name="T5"><text:s/>| <text:s/>102 | CSC343 |</text:span></text:p>
      <text:p text:style-name="P2"><text:span text:style-name="T5"><text:s/>| <text:s/>102 | CSC345 |</text:span></text:p>
      <text:p text:style-name="P2"><text:span text:style-name="T5"><text:s/>| <text:s/>102 | ECE301 |</text:span></text:p>
      <text:p text:style-name="P2"><text:span text:style-name="T5"><text:s/>| <text:s/>103 | ECE300 |</text:span></text:p>
      <text:p text:style-name="P2"><text:span text:style-name="T5"><text:s/>| <text:s/>103 | ECE301 |</text:span></text:p>
      <text:p text:style-name="P2"><text:span text:style-name="T5"><text:s/>| <text:s/>104 | CSC342 |</text:span></text:p>
      <text:p text:style-name="P2"><text:span text:style-name="T5"><text:s/>| <text:s/>104 | ECE301 |</text:span></text:p>
      <text:p text:style-name="P2"><text:span text:style-name="T5"><text:s/>| <text:s/>105 | CSC345 |</text:span></text:p>
      <text:p text:style-name="P2"><text:span text:style-name="T5"><text:s/>| <text:s/>105 | ECE300 |</text:span></text:p>
      <text:p text:style-name="P2"><text:span text:style-name="T5"><text:s/>| <text:s/>106 | ENG366 |</text:span></text:p>
      <text:p text:style-name="P2"><text:span text:style-name="T5"><text:s/>| <text:s/>106 | HIS320 |</text:span></text:p>
      <text:p text:style-name="P2"><text:span text:style-name="T5"><text:s/>| <text:s/>107 | CSC342 |</text:span></text:p>
      <text:p text:style-name="P2"><text:span text:style-name="T5"><text:s/>| <text:s/>107 | ENG366 |</text:span></text:p>
      <text:p text:style-name="P2"><text:span text:style-name="T5"><text:s/>| <text:s/>108 | ENG367 |</text:span></text:p>
      <text:p text:style-name="P2"><text:span text:style-name="T5"><text:s/>| <text:s/>108 | HIS320 |</text:span></text:p>
      <text:p text:style-name="P2"><text:span text:style-name="T5"><text:s/>| <text:s/>109 | ECE300 |</text:span></text:p>
      <text:p text:style-name="P2"><text:span text:style-name="T5"><text:s/>| <text:s/>109 | ECE301 |</text:span></text:p>
      <text:p text:style-name="P2"><text:span text:style-name="T5"><text:s/>| <text:s/>110 | ENG366 |</text:span></text:p>
      <text:p text:style-name="P2"><text:span text:style-name="T5"><text:s/>| <text:s/>110 | HIS320 |</text:span></text:p>
      <text:p text:style-name="P2"><text:span text:style-name="T5"><text:s/>+------+--------+</text:span></text:p>
      <text:p text:style-name="P2"><text:span text:style-name="T5">Command:</text:span></text:p>
      <text:p text:style-name="P3"><text:span text:style-name="T5"><text:s/>&gt;mysql create table Enrolled(snum int, cname varchar(20));</text:span></text:p>
      <text:p text:style-name="P2"><text:span text:style-name="T5"><text:s/></text:span></text:p>
      <text:p text:style-name="P2"><text:span text:style-name="T5"/></text:p>
      <text:p text:style-name="P3"><text:span text:style-name="T5"><text:s/>&gt;mysql insert into Enrolled values(101, 'CSC342');</text:span></text:p>
      <text:p text:style-name="P3"><text:span text:style-name="T5"><text:s/>&gt;mysql insert into Enrolled values(101, 'CSC343');</text:span></text:p>
      <text:p text:style-name="P3"><text:span text:style-name="T5"><text:s/>&gt;mysql insert into Enrolled values(101, 'CSC345');</text:span></text:p>
      <text:p text:style-name="P3"><text:span text:style-name="T5"><text:s/>&gt;mysql insert into Enrolled values(101, 'ECE300');</text:span></text:p>
      <text:p text:style-name="P3"><text:span text:style-name="T5"><text:s/>&gt;mysql insert into Enrolled values(101, 'ENG366');</text:span></text:p>
      <text:p text:style-name="P3"><text:soft-page-break/><text:span text:style-name="T5"><text:s/>&gt;mysql insert into Enrolled values(102, 'CSC343');</text:span></text:p>
      <text:p text:style-name="P3"><text:span text:style-name="T5"><text:s/>&gt;mysql insert into Enrolled values(102, 'CSC345');</text:span></text:p>
      <text:p text:style-name="P3"><text:span text:style-name="T5"><text:s/>&gt;mysql insert into Enrolled values(102, 'ECE301');</text:span></text:p>
      <text:p text:style-name="P3"><text:span text:style-name="T5"><text:s/>&gt;mysql insert into Enrolled values(103, 'ECE300');</text:span></text:p>
      <text:p text:style-name="P3"><text:span text:style-name="T5"><text:s/>&gt;mysql insert into Enrolled values(103, 'ECE301');</text:span></text:p>
      <text:p text:style-name="P3"><text:span text:style-name="T5"><text:s/>&gt;mysql insert into Enrolled values(104, 'CSC342');</text:span></text:p>
      <text:p text:style-name="P3"><text:span text:style-name="T5"><text:s/>&gt;mysql insert into Enrolled values(104, 'ECE301');</text:span></text:p>
      <text:p text:style-name="P3"><text:span text:style-name="T5"><text:s/>&gt;mysql insert into Enrolled values(105, 'CSC345');</text:span></text:p>
      <text:p text:style-name="P3"><text:span text:style-name="T5"><text:s/>&gt;mysql insert into Enrolled values(105, 'ECE300');</text:span></text:p>
      <text:p text:style-name="P3"><text:span text:style-name="T5"><text:s/>&gt;mysql insert into Enrolled values(106, 'ENG366');</text:span></text:p>
      <text:p text:style-name="P3"><text:span text:style-name="T5"><text:s/>&gt;mysql insert into Enrolled values(106, 'HIS320');</text:span></text:p>
      <text:p text:style-name="P3"><text:span text:style-name="T5"><text:s/>&gt;mysql insert into Enrolled values(107, 'CSC342');</text:span></text:p>
      <text:p text:style-name="P3"><text:span text:style-name="T5"><text:s/>&gt;mysql insert into Enrolled values(107, 'ENG366');</text:span></text:p>
      <text:p text:style-name="P3"><text:span text:style-name="T5"><text:s/>&gt;mysql insert into Enrolled values(108, 'ENG367');</text:span></text:p>
      <text:p text:style-name="P3"><text:span text:style-name="T5"><text:s/>&gt;mysql insert into Enrolled values(108, 'HIS320');</text:span></text:p>
      <text:p text:style-name="P3"><text:span text:style-name="T5"><text:s/>&gt;mysql insert into Enrolled values(109, 'ECE300');</text:span></text:p>
      <text:p text:style-name="P3"><text:span text:style-name="T5"><text:s/>&gt;mysql insert into Enrolled values(109, 'ECE301');</text:span></text:p>
      <text:p text:style-name="P3"><text:span text:style-name="T5"><text:s/>&gt;mysql insert into Enrolled values(110, 'ENG366');</text:span></text:p>
      <text:p text:style-name="P3"><text:span text:style-name="T5"><text:s/>&gt;mysql insert into Enrolled values(110, 'HIS320');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Table name: Faculty</text:span></text:p>
      <text:p text:style-name="P2"><text:span text:style-name="T5"><text:s/>+-----+-----------+--------+</text:span></text:p>
      <text:p text:style-name="P2"><text:span text:style-name="T5"><text:s/>| fid | fname <text:s text:c="4"/>| deptid |</text:span></text:p>
      <text:p text:style-name="P2"><text:span text:style-name="T5"><text:s/>+-----+-----------+--------+</text:span></text:p>
      <text:p text:style-name="P2"><text:span text:style-name="T5"><text:s/>| 201 | John <text:s text:c="5"/>| <text:s text:c="3"/>301 |</text:span></text:p>
      <text:p text:style-name="P2"><text:span text:style-name="T5"><text:s/>| 202 | M. Shanks | <text:s text:c="3"/>302 |</text:span></text:p>
      <text:p text:style-name="P2"><text:span text:style-name="T5"><text:s/>| 203 | I. Teach <text:s/>| <text:s text:c="3"/>302 |</text:span></text:p>
      <text:p text:style-name="P2"><text:span text:style-name="T5"><text:s/>| 204 | A. Zobrah | <text:s text:c="3"/>303 |</text:span></text:p>
      <text:p text:style-name="P2"><text:span text:style-name="T5"><text:s/>| 205 | M. Jensen | <text:s text:c="3"/>303 |</text:span></text:p>
      <text:p text:style-name="P2"><text:span text:style-name="T5"><text:s/>+-----+-----------+--------+</text:span></text:p>
      <text:p text:style-name="P2"><text:span text:style-name="T5">Command:</text:span></text:p>
      <text:p text:style-name="P3"><text:span text:style-name="T5">&gt;mysql create table Faculty(fid int primary key, fname varchar(20), deptid int);</text:span></text:p>
      <text:p text:style-name="P2"><text:span text:style-name="T5"/></text:p>
      <text:p text:style-name="P2"><text:span text:style-name="T5"/></text:p>
      <text:p text:style-name="P3"><text:span text:style-name="T5">&gt;mysql insert into Faculty values(201,'John', 301);</text:span></text:p>
      <text:p text:style-name="P3"><text:span text:style-name="T5">&gt;mysql insert into Faculty values(202,'M. Shanks', 302);</text:span></text:p>
      <text:p text:style-name="P3"><text:span text:style-name="T5">&gt;mysql insert into Faculty values(203,'I. Teach', 302);</text:span></text:p>
      <text:p text:style-name="P3"><text:span text:style-name="T5">&gt;mysql insert into Faculty values(204,'A. Zobrah', 303);</text:span></text:p>
      <text:p text:style-name="P3"><text:span text:style-name="T5">&gt;mysql insert into Faculty values(205,'M. Jensen', 303);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6"><text:soft-page-break/><text:span text:style-name="T5">Exercise:</text:span></text:p>
      <text:p text:style-name="P6"><text:span text:style-name="T5"><text:s/></text:span></text:p>
      <text:p text:style-name="P2"><text:span text:style-name="T5">a) Find the names of all Juniours(Level = JR) who are enrolled in a class taught by I. Teach.</text:span></text:p>
      <text:p text:style-name="P2"><text:span text:style-name="T5"/></text:p>
      <text:p text:style-name="P2"><text:span text:style-name="T5">Command:</text:span></text:p>
      <text:p text:style-name="P3"><text:span text:style-name="T5">&gt;mysql select distinct a.sname from Student a natural join Class b natural join Enrolled c natural join Faculty d where a.level = 'JR' and d.fname = 'I. Teach';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<text:s/>Output:</text:span></text:p>
      <text:p text:style-name="P2"><text:span text:style-name="T5"><text:s/>+--------+</text:span></text:p>
      <text:p text:style-name="P2"><text:span text:style-name="T5"><text:s/>| sname <text:s/>|</text:span></text:p>
      <text:p text:style-name="P2"><text:span text:style-name="T5"><text:s/>+--------+</text:span></text:p>
      <text:p text:style-name="P2"><text:span text:style-name="T5"><text:s/>| Smith <text:s/>|</text:span></text:p>
      <text:p text:style-name="P2"><text:span text:style-name="T5"><text:s/>| Tom <text:s text:c="3"/>|</text:span></text:p>
      <text:p text:style-name="P2"><text:span text:style-name="T5"><text:s/>| Hellen |</text:span></text:p>
      <text:p text:style-name="P2"><text:span text:style-name="T5"><text:s/>| Andy <text:s text:c="2"/>|</text:span></text:p>
      <text:p text:style-name="P2"><text:span text:style-name="T5"><text:s/>+--------+</text:span></text:p>
      <text:p text:style-name="P2"><text:span text:style-name="T5">b) Find the age of the oldest student who is either a History major or enrolled in a course taught by I. Teach.</text:span></text:p>
      <text:p text:style-name="P2"><text:span text:style-name="T5">Command:</text:span></text:p>
      <text:p text:style-name="P3"><text:span text:style-name="T5">&gt;mysql <text:s/>select a.sname, a.age from Student a natural join Class b natural join Enrolled c natural join Faculty d where d.fname = 'I. Teach' and a.major = 'History' and a.age = (select max(age) from Student a natural join Class b natural join Enrolled c natural join Faculty d where d.fname = 'I. Teach' and a.major = 'History');</text:span></text:p>
      <text:p text:style-name="P2"><text:span text:style-name="T5"/></text:p>
      <text:p text:style-name="P2"><text:span text:style-name="T5"/></text:p>
      <text:p text:style-name="P2"><text:span text:style-name="T5">Output:</text:span></text:p>
      <text:p text:style-name="P2"><text:span text:style-name="T5"><text:s/>+---------+------+</text:span></text:p>
      <text:p text:style-name="P2"><text:span text:style-name="T5"><text:s/>| sname <text:s text:c="2"/>| age <text:s/>|</text:span></text:p>
      <text:p text:style-name="P2"><text:span text:style-name="T5"><text:s/>+---------+------+</text:span></text:p>
      <text:p text:style-name="P2"><text:span text:style-name="T5"><text:s/>| Charles | <text:s text:c="2"/>23 |</text:span></text:p>
      <text:p text:style-name="P2"><text:span text:style-name="T5"><text:s/>+---------+------+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c) Find the names of all classes that either meet in room R128 or have five or more students enrolled.</text:span></text:p>
      <text:p text:style-name="P2"><text:span text:style-name="T5">Command:</text:span></text:p>
      <text:p text:style-name="P3"><text:span text:style-name="T5">&gt;mysql select b.cname,count(*) from Student a natural join Class b natural join Enrolled c natural join Faculty d where b.room = 'R128' or b.cname in (select cname from Enrolled group by cname having count(*)&gt;= 5) group by b.cname;</text:span></text:p>
      <text:p text:style-name="P2"><text:span text:style-name="T5"/></text:p>
      <text:p text:style-name="P2"><text:span text:style-name="T5"/></text:p>
      <text:p text:style-name="P2"><text:soft-page-break/><text:span text:style-name="T5">Output:</text:span></text:p>
      <text:p text:style-name="P2"><text:span text:style-name="T5"><text:s/>+--------+----------+</text:span></text:p>
      <text:p text:style-name="P2"><text:span text:style-name="T5"><text:s/>| cname <text:s/>| count(*) |</text:span></text:p>
      <text:p text:style-name="P2"><text:span text:style-name="T5"><text:s/>+--------+----------+</text:span></text:p>
      <text:p text:style-name="P2"><text:span text:style-name="T5"><text:s/>| CSC342 | <text:s text:c="7"/>3 |</text:span></text:p>
      <text:p text:style-name="P2"><text:span text:style-name="T5"><text:s/>| CSC343 | <text:s text:c="7"/>2 |</text:span></text:p>
      <text:p text:style-name="P2"><text:span text:style-name="T5"><text:s/>| HIS320 | <text:s text:c="7"/>3 |</text:span></text:p>
      <text:p text:style-name="P2"><text:span text:style-name="T5"><text:s/>+--------+----------+</text:span></text:p>
      <text:p text:style-name="P2"><text:span text:style-name="T5">d) Find the names of all students who are enrolled in two-class that meet at the same time.</text:span></text:p>
      <text:p text:style-name="P2"><text:span text:style-name="T5">Command:</text:span></text:p>
      <text:p text:style-name="P3"><text:span text:style-name="T5">&gt;mysql <text:s/>select a.sname from Student a natural join Class b natural join Enrolled c group by a.sname, b.meets_at having count(*) &gt;= 2;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Output:</text:span></text:p>
      <text:p text:style-name="P2"><text:span text:style-name="T5"><text:s/>+---------+</text:span></text:p>
      <text:p text:style-name="P2"><text:span text:style-name="T5"><text:s/>| sname <text:s text:c="2"/>|</text:span></text:p>
      <text:p text:style-name="P2"><text:span text:style-name="T5"><text:s/>+---------+</text:span></text:p>
      <text:p text:style-name="P2"><text:span text:style-name="T5"><text:s/>| Bob <text:s text:c="4"/>|</text:span></text:p>
      <text:p text:style-name="P2"><text:span text:style-name="T5"><text:s/>| John <text:s text:c="3"/>|</text:span></text:p>
      <text:p text:style-name="P2"><text:span text:style-name="T5"><text:s/>| Hellen <text:s/>|</text:span></text:p>
      <text:p text:style-name="P2"><text:span text:style-name="T5"><text:s/>| Smith <text:s text:c="2"/>|</text:span></text:p>
      <text:p text:style-name="P2"><text:span text:style-name="T5"><text:s/>+---------+</text:span></text:p>
      <text:p text:style-name="P2"><text:span text:style-name="T5">e) Find the names of faculty members who teach in every room in which some class is taught.</text:span></text:p>
      <text:p text:style-name="P2"><text:span text:style-name="T5">Command:</text:span></text:p>
      <text:p text:style-name="P4"><text:span text:style-name="T5"><text:s/>&gt;mysql select * from Faculty where fid in (select fid from Class group by fid having count(*) = (select count(distinct room) from Class));</text:span></text:p>
      <text:p text:style-name="P2"><text:span text:style-name="T5"/></text:p>
      <text:p text:style-name="P2"><text:span text:style-name="T5"/></text:p>
      <text:p text:style-name="P2"><text:span text:style-name="T5">Output:</text:span></text:p>
      <text:p text:style-name="P2"><text:span text:style-name="T5"><text:s/>+-----+----------+--------+</text:span></text:p>
      <text:p text:style-name="P2"><text:span text:style-name="T5"><text:s/>| fid | fname <text:s text:c="3"/>| deptid |</text:span></text:p>
      <text:p text:style-name="P2"><text:span text:style-name="T5"><text:s/>+-----+----------+--------+</text:span></text:p>
      <text:p text:style-name="P2"><text:span text:style-name="T5"><text:s/>| 203 | I. Teach | <text:s text:c="3"/>302 |</text:span></text:p>
      <text:p text:style-name="P2"><text:span text:style-name="T5"><text:s/>+-----+----------+--------+</text:span></text:p>
      <text:p text:style-name="P2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f) Find the names of faculty members for whom the combined enrollment of the course that they teach is less than five.</text:span></text:p>
      <text:p text:style-name="P2"><text:soft-page-break/><text:span text:style-name="T5">Command:</text:span></text:p>
      <text:p text:style-name="P4"><text:span text:style-name="T5">&gt;mysql select * from Faculty where fid in (select fid from Class where cname in (select cname from Enrolled group by cname having count(*)&lt;5));</text:span></text:p>
      <text:p text:style-name="P2"><text:span text:style-name="T5"/></text:p>
      <text:p text:style-name="P2"><text:span text:style-name="T5"/></text:p>
      <text:p text:style-name="P2"><text:span text:style-name="T5">Output:</text:span></text:p>
      <text:p text:style-name="P2"><text:span text:style-name="T5"><text:s/>+-----+-----------+--------+</text:span></text:p>
      <text:p text:style-name="P2"><text:span text:style-name="T5"><text:s/>| fid | fname <text:s text:c="4"/>| deptid |</text:span></text:p>
      <text:p text:style-name="P2"><text:span text:style-name="T5"><text:s/>+-----+-----------+--------+</text:span></text:p>
      <text:p text:style-name="P2"><text:span text:style-name="T5"><text:s/>| 201 | John <text:s text:c="5"/>| <text:s text:c="3"/>301 |</text:span></text:p>
      <text:p text:style-name="P2"><text:span text:style-name="T5"><text:s/>| 202 | M. Shanks | <text:s text:c="3"/>302 |</text:span></text:p>
      <text:p text:style-name="P2"><text:span text:style-name="T5"><text:s/>| 203 | I. Teach <text:s/>| <text:s text:c="3"/>302 |</text:span></text:p>
      <text:p text:style-name="P2"><text:span text:style-name="T5"><text:s/>| 204 | A. Zobrah | <text:s text:c="3"/>303 |</text:span></text:p>
      <text:p text:style-name="P2"><text:span text:style-name="T5"><text:s/>| 205 | M. Jensen | <text:s text:c="3"/>303 |</text:span></text:p>
      <text:p text:style-name="P2"><text:span text:style-name="T5"><text:s/>+-----+-----------+--------+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g) For each level, print the level and the average age of students for that level.</text:span></text:p>
      <text:p text:style-name="P2"><text:span text:style-name="T5">Command:</text:span></text:p>
      <text:p text:style-name="P4"><text:span text:style-name="T5">&gt;mysql select level,avg(age) from Student group by level;</text:span></text:p>
      <text:p text:style-name="P2"><text:span text:style-name="T5"><text:s/></text:span></text:p>
      <text:p text:style-name="P2"><text:span text:style-name="T5">Output:</text:span></text:p>
      <text:p text:style-name="P2"><text:span text:style-name="T5"><text:s/>+-------+----------+</text:span></text:p>
      <text:p text:style-name="P2"><text:span text:style-name="T5"><text:s/>| level | avg(age) |</text:span></text:p>
      <text:p text:style-name="P2"><text:span text:style-name="T5"><text:s/>+-------+----------+</text:span></text:p>
      <text:p text:style-name="P2"><text:span text:style-name="T5"><text:s/>| JR <text:s text:c="3"/>| <text:s/>20.4000 |</text:span></text:p>
      <text:p text:style-name="P2"><text:span text:style-name="T5"><text:s/>| SR <text:s text:c="3"/>| <text:s/>21.0000 |</text:span></text:p>
      <text:p text:style-name="P2"><text:span text:style-name="T5"><text:s/>+-------+----------+</text:span></text:p>
      <text:p text:style-name="P2"><text:span text:style-name="T5"/></text:p>
      <text:p text:style-name="P2"><text:span text:style-name="T5">h) For all levels except JR, print the level and the average age of students for that level.</text:span></text:p>
      <text:p text:style-name="P2"><text:span text:style-name="T5">Command:</text:span></text:p>
      <text:p text:style-name="P4"><text:span text:style-name="T5">&gt;mysql select level,avg(age) from Student where level != 'JR' group by level;</text:span></text:p>
      <text:p text:style-name="P2"><text:span text:style-name="T5"/></text:p>
      <text:p text:style-name="P2"><text:span text:style-name="T5"/></text:p>
      <text:p text:style-name="P2"><text:span text:style-name="T5"><text:s/>Output:</text:span></text:p>
      <text:p text:style-name="P2"><text:span text:style-name="T5"><text:s/>+-------+----------+</text:span></text:p>
      <text:p text:style-name="P2"><text:span text:style-name="T5"><text:s/>| level | avg(age) |</text:span></text:p>
      <text:p text:style-name="P2"><text:span text:style-name="T5"><text:s/>+-------+----------+</text:span></text:p>
      <text:p text:style-name="P2"><text:span text:style-name="T5"><text:s/>| SR <text:s text:c="3"/>| <text:s/>21.0000 |</text:span></text:p>
      <text:p text:style-name="P2"><text:span text:style-name="T5"><text:s/>+-------+----------+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i) For each faculty member that has taught class only in room R128 print the faculty member’s name and the total number of classes he or she has taught.</text:span></text:p>
      <text:p text:style-name="P2"><text:soft-page-break/><text:span text:style-name="T5">Command:</text:span></text:p>
      <text:p text:style-name="P4"><text:span text:style-name="T5">&gt;mysql select f.fname,count(*) from Faculty f natural join Class c natural join Enrolled e where c.room = 'R128' group by fname; </text:span></text:p>
      <text:p text:style-name="P2"><text:span text:style-name="T5"/></text:p>
      <text:p text:style-name="P2"><text:span text:style-name="T5"/></text:p>
      <text:p text:style-name="P2"><text:span text:style-name="T5">Output: </text:span></text:p>
      <text:p text:style-name="P2"><text:span text:style-name="T5"><text:s/>+-----------+----------+ </text:span></text:p>
      <text:p text:style-name="P2"><text:span text:style-name="T5"><text:s/>| fname <text:s text:c="4"/>| count(*) |</text:span></text:p>
      <text:p text:style-name="P2"><text:span text:style-name="T5"><text:s/>+-----------+----------+</text:span></text:p>
      <text:p text:style-name="P2"><text:span text:style-name="T5"><text:s/>| I. Teach <text:s/>| <text:s text:c="7"/>2 |</text:span></text:p>
      <text:p text:style-name="P2"><text:span text:style-name="T5"><text:s/>| John <text:s text:c="5"/>| <text:s text:c="7"/>3 |</text:span></text:p>
      <text:p text:style-name="P2"><text:span text:style-name="T5"><text:s/>| M. Jensen | <text:s text:c="7"/>3 |</text:span></text:p>
      <text:p text:style-name="P2"><text:span text:style-name="T5"><text:s/>+-----------+----------+</text:span></text:p>
      <text:p text:style-name="P2"><text:span text:style-name="T5">j) Find the names of students enrolled in the maximum number of classes.</text:span></text:p>
      <text:p text:style-name="P2"><text:span text:style-name="T5">Command:</text:span></text:p>
      <text:p text:style-name="P4"><text:span text:style-name="T5">&gt;mysql select * from Enrolled e natural join Student s group by e.snum order by count(*) desc limit 1;</text:span></text:p>
      <text:p text:style-name="P2"><text:span text:style-name="T5"/></text:p>
      <text:p text:style-name="P2"><text:span text:style-name="T5"/></text:p>
      <text:p text:style-name="P2"><text:span text:style-name="T5">Output:</text:span></text:p>
      <text:p text:style-name="P2"><text:span text:style-name="T5"><text:s/>+------+--------+---------+-------+-------+------+</text:span></text:p>
      <text:p text:style-name="P2"><text:span text:style-name="T5"><text:s/>| snum | cname <text:s/>| sname <text:s text:c="2"/>| major | level | age <text:s/>|</text:span></text:p>
      <text:p text:style-name="P2"><text:span text:style-name="T5"><text:s/>+------+--------+---------+-------+-------+------+</text:span></text:p>
      <text:p text:style-name="P2"><text:span text:style-name="T5"><text:s/>| <text:s/>101 | CSC342 | John <text:s text:c="3"/>| CS <text:s text:c="3"/>| SR <text:s text:c="3"/>| <text:s text:c="2"/>19 |</text:span></text:p>
      <text:p text:style-name="P2"><text:span text:style-name="T5"><text:s/>+------+--------+---------+-------+-------+------+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6:00:10.589226305</meta:creation-date>
    <meta:print-date>2022-04-04T16:14:12.218246569</meta:print-date>
    <dc:date>2022-04-04T16:16:04.130745393</dc:date>
    <meta:editing-duration>PT4M53S</meta:editing-duration>
    <meta:editing-cycles>1</meta:editing-cycles>
    <meta:document-statistic meta:table-count="0" meta:image-count="0" meta:object-count="0" meta:page-count="7" meta:paragraph-count="242" meta:word-count="1595" meta:character-count="9220" meta:non-whitespace-character-count="7430"/>
    <meta:generator>LibreOffice/6.4.7.2$Linux_X86_64 LibreOffice_project/40$Build-2</meta:generator>
  </office:meta>
</office:document-meta>
</file>